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Chapter 5 in <text:span text:style-name="T1">Controlling Life: Jacques Loeb and the Engineering Ideal in Biology</text:span>, Oxford University Press, NY. Pp. 93-117.</text:p>
      <text:p text:style-name="Text_20_body">Philip J. Pauly, 1987 </text:p>
      <text:p text:style-name="Text_20_body">Pauly</text:p>
      <text:p text:style-name="Text_20_body">experimentation gained significance beyond its ordinary function of providing determinate answers to definite problems within a hypothetical-deductive schema. 5</text:p>
      <text:p text:style-name="Text_20_body">Physical chemistry could be a tool for altering the basic process of reproduction. 93 </text:p>
      <text:p text:style-name="Text_20_body">A race of fatherless sea urchins was a nonnatural product completely outside the orderly structure and gradual evolution of the animal economy. 9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m</meta:initial-creator>
    <meta:creation-date>2009-02-05T09:22:23.88</meta:creation-date>
    <dc:date>2010-03-17T09:38:11.04</dc:date>
    <dc:creator>abm </dc:creator>
    <meta:editing-duration>PT06H32M18S</meta:editing-duration>
    <meta:editing-cycles>4</meta:editing-cycles>
    <meta:generator>OpenOffice.org/3.1$Win32 OpenOffice.org_project/310m11$Build-9399</meta:generator>
    <meta:document-statistic meta:table-count="0" meta:image-count="0" meta:object-count="0" meta:page-count="1" meta:paragraph-count="6" meta:word-count="80" meta:character-count="541"/>
    <meta:user-defined meta:name="Info 1"/>
    <meta:user-defined meta:name="Info 2"/>
    <meta:user-defined meta:name="Info 3"/>
    <meta:user-defined meta:name="Info 4"/>
  </office:meta>
</office:document-meta>
</file>